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62.11pt"/>
    </style:style>
    <style:style style:name="co3" style:family="table-column">
      <style:table-column-properties fo:break-before="auto" style:column-width="57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147.2pt"/>
    </style:style>
    <style:style style:name="co7" style:family="table-column">
      <style:table-column-properties fo:break-before="auto" style:column-width="75pt"/>
    </style:style>
    <style:style style:name="co8" style:family="table-column">
      <style:table-column-properties fo:break-before="auto" style:column-width="80.79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82.49pt"/>
    </style:style>
    <style:style style:name="co11" style:family="table-column">
      <style:table-column-properties fo:break-before="auto" style:column-width="68.91pt"/>
    </style:style>
    <style:style style:name="co12" style:family="table-column">
      <style:table-column-properties fo:break-before="auto" style:column-width="89.0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9.01pt" fo:break-before="auto" style:use-optimal-row-height="false"/>
    </style:style>
    <style:style style:name="ro4" style:family="table-row">
      <style:table-row-properties style:row-height="28.49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25.51pt" fo:break-before="auto" style:use-optimal-row-height="false"/>
    </style:style>
    <style:style style:name="ro8" style:family="table-row">
      <style:table-row-properties style:row-height="21.74pt" fo:break-before="auto" style:use-optimal-row-height="false"/>
    </style:style>
    <style:style style:name="ro9" style:family="table-row">
      <style:table-row-properties style:row-height="21.94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25.54pt" fo:break-before="auto" style:use-optimal-row-height="false"/>
    </style:style>
    <style:style style:name="ro12" style:family="table-row">
      <style:table-row-properties style:row-height="17.26pt" fo:break-before="auto" style:use-optimal-row-height="false"/>
    </style:style>
    <style:style style:name="ro13" style:family="table-row">
      <style:table-row-properties style:row-height="13.8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ta1" style:family="table" style:master-page-name="PageStyle_5f_DM_20_TSCD">
      <style:table-properties table:display="true" style:writing-mode="lr-tb" tableooo:tab-color="#00b0f0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normal" style:font-name-asian="DejaVu Sans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1" style:font-size-complex="10pt" style:language-complex="none" style:country-complex="none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style:font-name-asian="DejaVu Sans" style:font-size-asian="10.5pt" style:language-asian="none" style:country-asian="none" style:font-style-asian="normal" style:font-weight-asian="normal" style:font-name-complex="Calibri" style:font-size-complex="10.5pt" style:language-complex="none" style:country-complex="none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DejaVu Sans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Times New Roman" style:font-size-asian="10pt" style:language-asian="none" style:country-asian="none" style:font-style-asian="normal" style:font-weight-asian="bold" style:font-name-complex="Times New Roman" style:font-size-complex="10pt" style:language-complex="none" style:country-complex="none" style:font-style-complex="normal" style:font-weight-complex="bold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Calibri1" style:font-size-asian="11pt" style:language-asian="zxx" style:country-asian="none" style:font-style-asian="normal" style:font-weight-asian="bold" style:font-name-complex="Calibri1" style:font-size-complex="11pt" style:language-complex="zxx" style:country-complex="none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7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6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26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Default" style:data-style-name="N10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100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51pt solid #000000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8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137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137">
      <style:table-cell-properties fo:background-color="#8eb4e3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0137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10243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style:font-name-asian="DejaVu Sans" style:font-size-asian="9pt" style:font-size-complex="9pt"/>
    </style:style>
    <style:style style:name="T3" style:family="text">
      <style:text-properties style:country-asian="none" style:country-complex="none" style:font-name-asian="Times New Roman" style:font-size-asian="10pt" style:font-size-complex="10pt" style:font-weight-asian="bold" style:font-weight-complex="bold"/>
    </style:style>
    <style:style style:name="T4" style:family="text">
      <style:text-properties style:country-asian="none" style:country-complex="none" style:font-name-asian="DejaVu Sans" style:font-name-complex="Calibri" style:font-weight-asian="normal" style:font-weight-complex="normal"/>
    </style:style>
    <style:style style:name="T5" style:family="text">
      <style:text-properties style:country-asian="none" style:country-complex="none" style:font-name-asian="Times New Roman" style:font-name-complex="Times New Roman" style:font-size-asian="10pt" style:font-size-complex="10pt" style:font-weight-asian="bold" style:font-weight-complex="bold"/>
    </style:style>
    <style:style style:name="T6" style:family="text">
      <style:text-properties style:country-asian="none" style:country-complex="none" style:font-name-asian="Calibri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M TSCD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default-cell-style-name="ce22"/>
        <table:table-column table:style-name="co5" table:default-cell-style-name="ce37"/>
        <table:table-column table:style-name="co6" table:default-cell-style-name="ce47"/>
        <table:table-column table:style-name="co7" table:default-cell-style-name="ce22"/>
        <table:table-column table:style-name="co8" table:default-cell-style-name="ce57"/>
        <table:table-column table:style-name="co9" table:default-cell-style-name="ce17"/>
        <table:table-column table:style-name="co8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1008" table:default-cell-style-name="ce17"/>
        <table:table-row table:style-name="ro1">
          <table:table-cell table:style-name="ce1" office:value-type="string" calcext:value-type="string">
            <text:p><text:a xlink:href="python://get_company_name()" xlink:type="simple">company_name</text:a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<text:span text:style-name="T1"><text:a xlink:href="python://get_company_address()" xlink:type="simple">company_address</text:a></text:span></text:p>
          </table:table-cell>
          <table:table-cell table:style-name="ce3"/>
          <table:table-cell table:style-name="ce23" table:number-columns-repeated="2"/>
          <table:table-cell table:style-name="ce38"/>
          <table:table-cell table:style-name="ce48"/>
          <table:table-cell table:style-name="ce23"/>
          <table:table-cell table:style-name="ce58"/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MST: <text:a xlink:href="python://get_company_vat()" xlink:type="simple">vat</text:a></text:p>
          </table:table-cell>
          <table:table-cell table:style-name="ce3"/>
          <table:table-cell table:style-name="ce23" table:number-columns-repeated="2"/>
          <table:table-cell table:style-name="ce38"/>
          <table:table-cell table:style-name="ce48"/>
          <table:table-cell table:style-name="ce23"/>
          <table:table-cell table:style-name="ce58"/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24" table:number-columns-repeated="2"/>
          <table:table-cell table:style-name="ce39"/>
          <table:table-cell table:style-name="ce49"/>
          <table:table-cell table:style-name="ce24"/>
          <table:table-cell table:style-name="ce59"/>
          <table:table-cell table:style-name="ce4" table:number-columns-repeated="1014"/>
        </table:table-row>
        <table:table-row table:style-name="ro4">
          <table:table-cell table:style-name="ce5" office:value-type="string" calcext:value-type="string">
            <text:p>BÁO CÁO DANH SÁCH TÀI SẢN</text:p>
          </table:table-cell>
          <table:table-cell table:style-name="ce5"/>
          <table:table-cell table:style-name="ce25" table:number-columns-repeated="2"/>
          <table:table-cell table:style-name="ce40"/>
          <table:table-cell table:style-name="ce50"/>
          <table:table-cell table:style-name="ce25"/>
          <table:table-cell table:style-name="ce60"/>
          <table:table-cell table:style-name="ce5" table:number-columns-repeated="6"/>
          <table:table-cell table:style-name="ce73" table:number-columns-repeated="1008"/>
        </table:table-row>
        <table:table-row table:style-name="ro5">
          <table:table-cell table:style-name="ce6" office:value-type="string" calcext:value-type="string">
            <text:p><text:span text:style-name="T2">Từ ngày: </text:span><text:span text:style-name="T2"><text:a xlink:href="python://get_start_date()" xlink:type="simple">start_date</text:a></text:span><text:span text:style-name="T2"> đến ngày: </text:span><text:span text:style-name="T2"><text:a xlink:href="python://get_end_date()" xlink:type="simple">end_date</text:a></text:span></text:p>
          </table:table-cell>
          <table:table-cell table:style-name="ce18"/>
          <table:table-cell table:style-name="ce26" table:number-columns-repeated="2"/>
          <table:table-cell table:style-name="ce41"/>
          <table:table-cell table:style-name="ce51"/>
          <table:table-cell table:style-name="ce26"/>
          <table:table-cell table:style-name="ce61"/>
          <table:table-cell table:style-name="ce18" table:number-columns-repeated="6"/>
          <table:table-cell table:style-name="ce74" table:number-columns-repeated="1008"/>
        </table:table-row>
        <table:table-row table:style-name="ro6">
          <table:table-cell table:style-name="ce7" table:number-columns-repeated="2"/>
          <table:table-cell table:style-name="ce27" table:number-columns-repeated="2"/>
          <table:table-cell table:style-name="ce42"/>
          <table:table-cell table:style-name="ce52"/>
          <table:table-cell table:style-name="ce27"/>
          <table:table-cell table:style-name="ce62"/>
          <table:table-cell table:style-name="ce7" table:number-columns-repeated="6"/>
          <table:table-cell table:style-name="ce16" table:number-columns-repeated="1008"/>
        </table:table-row>
        <table:table-row table:style-name="ro7">
          <table:table-cell table:style-name="ce8" office:value-type="string" calcext:value-type="string" table:number-columns-spanned="1" table:number-rows-spanned="2">
            <text:p>STT</text:p>
          </table:table-cell>
          <table:table-cell table:style-name="ce8" office:value-type="string" calcext:value-type="string" table:number-columns-spanned="2" table:number-rows-spanned="1">
            <text:p>Chứng từ </text:p>
          </table:table-cell>
          <table:covered-table-cell table:style-name="ce8"/>
          <table:table-cell table:style-name="ce35" office:value-type="string" calcext:value-type="string" table:number-columns-spanned="1" table:number-rows-spanned="2">
            <text:p>Loại tài sản</text:p>
          </table:table-cell>
          <table:table-cell table:style-name="ce8" office:value-type="string" calcext:value-type="string" table:number-columns-spanned="2" table:number-rows-spanned="1">
            <text:p>Tài sản cố định</text:p>
          </table:table-cell>
          <table:covered-table-cell table:style-name="ce8"/>
          <table:table-cell table:style-name="ce35" office:value-type="string" calcext:value-type="string" table:number-columns-spanned="1" table:number-rows-spanned="2">
            <text:p>Ngày đưa vào sử dụng</text:p>
          </table:table-cell>
          <table:table-cell table:style-name="ce63" office:value-type="string" calcext:value-type="string" table:number-columns-spanned="1" table:number-rows-spanned="2">
            <text:p>Nguyên giá</text:p>
          </table:table-cell>
          <table:table-cell table:style-name="ce53" office:value-type="string" calcext:value-type="string" table:number-columns-spanned="1" table:number-rows-spanned="2">
            <text:p>TG sử dụng</text:p>
            <text:p>(tháng)</text:p>
          </table:table-cell>
          <table:table-cell table:style-name="ce53" office:value-type="string" calcext:value-type="string" table:number-columns-spanned="1" table:number-rows-spanned="2">
            <text:p>Mức khấu hao</text:p>
            <text:p>/ tháng</text:p>
          </table:table-cell>
          <table:table-cell table:style-name="ce71" office:value-type="string" calcext:value-type="string" table:number-columns-spanned="1" table:number-rows-spanned="2">
            <text:p>Ngày thanh lý TSCĐ</text:p>
          </table:table-cell>
          <table:table-cell table:style-name="ce71" office:value-type="string" calcext:value-type="string" table:number-columns-spanned="1" table:number-rows-spanned="2">
            <text:p>Giá trị thanh lý TSCĐ</text:p>
          </table:table-cell>
          <table:table-cell table:style-name="ce53" office:value-type="string" calcext:value-type="string" table:number-columns-spanned="1" table:number-rows-spanned="2">
            <text:p>Trạng thái</text:p>
          </table:table-cell>
          <table:table-cell table:style-name="ce53" office:value-type="string" calcext:value-type="string" table:number-columns-spanned="1" table:number-rows-spanned="2">
            <text:p>Người quản lý</text:p>
          </table:table-cell>
          <table:table-cell table:number-columns-repeated="1008"/>
        </table:table-row>
        <table:table-row table:style-name="ro8">
          <table:covered-table-cell table:style-name="ce8"/>
          <table:table-cell table:style-name="ce8" office:value-type="string" calcext:value-type="string">
            <text:p>Số hiệu</text:p>
          </table:table-cell>
          <table:table-cell table:style-name="ce28" office:value-type="string" calcext:value-type="string">
            <text:p>Ngày</text:p>
          </table:table-cell>
          <table:covered-table-cell table:style-name="ce28"/>
          <table:table-cell table:style-name="ce43" office:value-type="string" calcext:value-type="string">
            <text:p>Mã</text:p>
          </table:table-cell>
          <table:table-cell table:style-name="ce53" office:value-type="string" calcext:value-type="string">
            <text:p>Tên</text:p>
          </table:table-cell>
          <table:covered-table-cell table:style-name="ce35"/>
          <table:covered-table-cell table:style-name="ce63"/>
          <table:covered-table-cell table:number-columns-repeated="2" table:style-name="ce53"/>
          <table:covered-table-cell table:number-columns-repeated="2" table:style-name="ce71"/>
          <table:covered-table-cell table:number-columns-repeated="2" table:style-name="ce53"/>
          <table:table-cell table:number-columns-repeated="1008"/>
        </table:table-row>
        <table:table-row table:style-name="ro9">
          <table:table-cell table:style-name="ce9" office:value-type="string" calcext:value-type="string" table:number-columns-spanned="14" table:number-rows-spanned="1">
            <text:p><text:span text:style-name="T3"><text:a xlink:href="python://for%20each=%22wh%20in%20get_wh()%22" xlink:type="simple">For WH</text:a></text:span></text:p>
          </table:table-cell>
          <table:covered-table-cell table:style-name="ce19"/>
          <table:covered-table-cell table:style-name="ce29"/>
          <table:covered-table-cell table:number-columns-repeated="2" table:style-name="ce19"/>
          <table:covered-table-cell table:number-columns-repeated="2" table:style-name="ce31"/>
          <table:covered-table-cell table:style-name="ce64"/>
          <table:covered-table-cell table:style-name="ce13"/>
          <table:covered-table-cell table:style-name="ce70"/>
          <table:covered-table-cell table:number-columns-repeated="4" table:style-name="ce64"/>
          <table:table-cell table:style-name="ce75" table:number-columns-repeated="1004"/>
          <table:table-cell table:style-name="Default" table:number-columns-repeated="4"/>
        </table:table-row>
        <table:table-row table:style-name="ro9">
          <table:table-cell table:style-name="ce10" office:value-type="string" calcext:value-type="string" table:number-columns-spanned="14" table:number-rows-spanned="1">
            <text:p><text:span text:style-name="T4"><text:a xlink:href="python://wh%20or%20'Không%20định%20nghĩa%20nhà%20kho'" xlink:type="simple">WH Name</text:a></text:span></text:p>
          </table:table-cell>
          <table:covered-table-cell table:style-name="ce19"/>
          <table:covered-table-cell table:style-name="ce29"/>
          <table:covered-table-cell table:number-columns-repeated="2" table:style-name="ce19"/>
          <table:covered-table-cell table:number-columns-repeated="2" table:style-name="ce31"/>
          <table:covered-table-cell table:style-name="ce64"/>
          <table:covered-table-cell table:style-name="ce13"/>
          <table:covered-table-cell table:style-name="ce70"/>
          <table:covered-table-cell table:number-columns-repeated="4" table:style-name="ce64"/>
          <table:table-cell table:style-name="ce75" table:number-columns-repeated="1004"/>
          <table:table-cell table:style-name="Default" table:number-columns-repeated="4"/>
        </table:table-row>
        <table:table-row table:style-name="ro9">
          <table:table-cell table:style-name="ce9" office:value-type="string" calcext:value-type="string" table:number-columns-spanned="14" table:number-rows-spanned="1">
            <text:p><text:span text:style-name="T3"><text:a xlink:href="python://for%20each=%22dept%20in%20get_dept(wh)%22" xlink:type="simple">For DEPT</text:a></text:span></text:p>
          </table:table-cell>
          <table:covered-table-cell table:style-name="ce19"/>
          <table:covered-table-cell table:style-name="ce29"/>
          <table:covered-table-cell table:number-columns-repeated="2" table:style-name="ce19"/>
          <table:covered-table-cell table:number-columns-repeated="2" table:style-name="ce31"/>
          <table:covered-table-cell table:style-name="ce64"/>
          <table:covered-table-cell table:style-name="ce13"/>
          <table:covered-table-cell table:style-name="ce70"/>
          <table:covered-table-cell table:number-columns-repeated="4" table:style-name="ce64"/>
          <table:table-cell table:style-name="ce75" table:number-columns-repeated="1004"/>
          <table:table-cell table:style-name="Default" table:number-columns-repeated="4"/>
        </table:table-row>
        <table:table-row table:style-name="ro9">
          <table:table-cell table:style-name="ce11" office:value-type="string" calcext:value-type="string" table:number-columns-spanned="14" table:number-rows-spanned="1">
            <text:p><text:span text:style-name="T4">    </text:span><text:span text:style-name="T4"><text:a xlink:href="python://dept%20or%20'Không%20định%20nghĩa%20bộ%20phận'" xlink:type="simple">DEPT Name</text:a></text:span></text:p>
          </table:table-cell>
          <table:covered-table-cell table:style-name="ce19"/>
          <table:covered-table-cell table:style-name="ce29"/>
          <table:covered-table-cell table:number-columns-repeated="2" table:style-name="ce19"/>
          <table:covered-table-cell table:number-columns-repeated="2" table:style-name="ce31"/>
          <table:covered-table-cell table:style-name="ce64"/>
          <table:covered-table-cell table:style-name="ce13"/>
          <table:covered-table-cell table:style-name="ce70"/>
          <table:covered-table-cell table:number-columns-repeated="4" table:style-name="ce64"/>
          <table:table-cell table:style-name="ce75" table:number-columns-repeated="1004"/>
          <table:table-cell table:style-name="Default" table:number-columns-repeated="4"/>
        </table:table-row>
        <table:table-row table:style-name="ro10">
          <table:table-cell table:style-name="ce12" office:value-type="string" calcext:value-type="string">
            <text:p><text:span text:style-name="T5"><text:a xlink:href="python://for%20each=%22seq,line%20in%20enumerate(get_line(wh,dept))%22" xlink:type="simple">For Assets</text:a></text:span></text:p>
          </table:table-cell>
          <table:table-cell table:style-name="ce20"/>
          <table:table-cell table:style-name="ce30"/>
          <table:table-cell table:style-name="ce36" table:number-columns-repeated="2"/>
          <table:table-cell table:style-name="ce54" table:number-columns-repeated="2"/>
          <table:table-cell table:style-name="ce21"/>
          <table:table-cell table:style-name="ce20"/>
          <table:table-cell table:style-name="ce54" table:number-columns-repeated="4"/>
          <table:table-cell table:style-name="ce64"/>
          <table:table-cell table:style-name="ce75" table:number-columns-repeated="1004"/>
          <table:table-cell table:style-name="Default" table:number-columns-repeated="4"/>
        </table:table-row>
        <table:table-row table:style-name="ro11">
          <table:table-cell table:style-name="ce13" office:value-type="string" calcext:value-type="string">
            <text:p><text:a xlink:href="python://seq+1" xlink:type="simple">seq</text:a></text:p>
          </table:table-cell>
          <table:table-cell table:style-name="ce13" office:value-type="string" calcext:value-type="string">
            <text:p><text:a xlink:href="python://line['invoice_number']%20or%20False" xlink:type="simple">invoice_number</text:a></text:p>
          </table:table-cell>
          <table:table-cell table:style-name="ce31" office:value-type="string" calcext:value-type="string">
            <text:p><text:a xlink:href="python://get_vietname_date(line['invoice_date'])" xlink:type="simple">invoice_date</text:a></text:p>
          </table:table-cell>
          <table:table-cell table:style-name="ce19" office:value-type="string" calcext:value-type="string">
            <text:p><text:a xlink:href="python://line['categ_name']" xlink:type="simple">categ_name</text:a></text:p>
          </table:table-cell>
          <table:table-cell table:style-name="ce29" office:value-type="string" calcext:value-type="string">
            <text:p><text:a xlink:href="python://line['code']" xlink:type="simple">code</text:a></text:p>
          </table:table-cell>
          <table:table-cell table:style-name="ce19" office:value-type="string" calcext:value-type="string">
            <text:p><text:a xlink:href="python://line['name']" xlink:type="simple">name</text:a></text:p>
          </table:table-cell>
          <table:table-cell table:style-name="ce31" office:value-type="string" calcext:value-type="string">
            <text:p><text:a xlink:href="python://get_vietname_date(line['using_date'])" xlink:type="simple">using_date</text:a></text:p>
          </table:table-cell>
          <table:table-cell table:style-name="ce64" office:value-type="string" calcext:value-type="string">
            <text:p><text:a xlink:href="python://line['gross_value']" xlink:type="simple">gross_value</text:a></text:p>
          </table:table-cell>
          <table:table-cell table:style-name="ce13" office:value-type="string" calcext:value-type="string">
            <text:p><text:a xlink:href="python://line['number_of_period']" xlink:type="simple">number_of_period</text:a></text:p>
          </table:table-cell>
          <table:table-cell table:style-name="ce70" office:value-type="string" calcext:value-type="string">
            <text:p><text:a xlink:href="python://line['value_of_month']" xlink:type="simple">value_of_month</text:a></text:p>
          </table:table-cell>
          <table:table-cell table:style-name="ce31" office:value-type="string" calcext:value-type="string">
            <text:p><text:a xlink:href="python://get_vietname_date(line['dispose_date'])" xlink:type="simple">dispose_date</text:a></text:p>
          </table:table-cell>
          <table:table-cell table:style-name="ce64" office:value-type="string" calcext:value-type="string">
            <text:p><text:a xlink:href="python://line['dispose_value']" xlink:type="simple">dispose_value</text:a></text:p>
          </table:table-cell>
          <table:table-cell table:style-name="ce72" office:value-type="string" calcext:value-type="string">
            <text:p><text:a xlink:href="python://line['state']" xlink:type="simple">state</text:a></text:p>
          </table:table-cell>
          <table:table-cell table:style-name="ce70" office:value-type="string" calcext:value-type="string">
            <text:p><text:a xlink:href="python://line['em_name']" xlink:type="simple">em_name</text:a></text:p>
          </table:table-cell>
          <table:table-cell table:style-name="ce75" table:number-columns-repeated="1008"/>
        </table:table-row>
        <table:table-row table:style-name="ro12">
          <table:table-cell table:style-name="ce14" office:value-type="string" calcext:value-type="string" table:number-columns-spanned="14" table:number-rows-spanned="1">
            <text:p><text:span text:style-name="T6"><text:a xlink:href="python:///for" xlink:type="simple">end for</text:a></text:span></text:p>
          </table:table-cell>
          <table:covered-table-cell table:style-name="ce21"/>
          <table:covered-table-cell table:number-columns-repeated="2" table:style-name="ce20"/>
          <table:covered-table-cell table:style-name="ce30"/>
          <table:covered-table-cell table:style-name="ce36"/>
          <table:covered-table-cell table:style-name="ce20"/>
          <table:covered-table-cell table:style-name="ce54"/>
          <table:covered-table-cell table:style-name="ce21"/>
          <table:covered-table-cell table:number-columns-repeated="5" table:style-name="ce54"/>
          <table:table-cell table:style-name="ce75" table:number-columns-repeated="1008"/>
        </table:table-row>
        <table:table-row table:style-name="ro12">
          <table:table-cell table:style-name="ce14" office:value-type="string" calcext:value-type="string" table:number-columns-spanned="14" table:number-rows-spanned="1">
            <text:p><text:span text:style-name="T6"><text:a xlink:href="python:///for" xlink:type="simple">end for</text:a></text:span></text:p>
          </table:table-cell>
          <table:covered-table-cell table:style-name="ce21"/>
          <table:covered-table-cell table:number-columns-repeated="2" table:style-name="ce20"/>
          <table:covered-table-cell table:style-name="ce30"/>
          <table:covered-table-cell table:style-name="ce36"/>
          <table:covered-table-cell table:style-name="ce20"/>
          <table:covered-table-cell table:style-name="ce54"/>
          <table:covered-table-cell table:style-name="ce21"/>
          <table:covered-table-cell table:number-columns-repeated="5" table:style-name="ce54"/>
          <table:table-cell table:style-name="ce75" table:number-columns-repeated="1008"/>
        </table:table-row>
        <table:table-row table:style-name="ro12">
          <table:table-cell table:style-name="ce14" office:value-type="string" calcext:value-type="string" table:number-columns-spanned="14" table:number-rows-spanned="1">
            <text:p><text:span text:style-name="T6"><text:a xlink:href="python:///for" xlink:type="simple">end for</text:a></text:span></text:p>
          </table:table-cell>
          <table:covered-table-cell table:style-name="ce21"/>
          <table:covered-table-cell table:number-columns-repeated="2" table:style-name="ce20"/>
          <table:covered-table-cell table:style-name="ce30"/>
          <table:covered-table-cell table:style-name="ce36"/>
          <table:covered-table-cell table:style-name="ce20"/>
          <table:covered-table-cell table:style-name="ce54"/>
          <table:covered-table-cell table:style-name="ce21"/>
          <table:covered-table-cell table:number-columns-repeated="5" table:style-name="ce54"/>
          <table:table-cell table:style-name="ce75" table:number-columns-repeated="1008"/>
        </table:table-row>
        <table:table-row table:style-name="ro1">
          <table:table-cell table:style-name="ce15" office:value-type="string" calcext:value-type="string" table:number-columns-spanned="6" table:number-rows-spanned="1">
            <text:p>Tổng cộng:</text:p>
          </table:table-cell>
          <table:covered-table-cell table:number-columns-repeated="5" table:style-name="ce15"/>
          <table:table-cell table:style-name="ce56"/>
          <table:table-cell table:style-name="ce65" office:value-type="string" calcext:value-type="string">
            <text:p><text:a xlink:href="python://get_gross_value()" xlink:type="simple">sum_gross_value</text:a></text:p>
          </table:table-cell>
          <table:table-cell table:style-name="ce67"/>
          <table:table-cell table:style-name="ce65" office:value-type="string" calcext:value-type="string">
            <text:p><text:a xlink:href="python://get_value_of_month()" xlink:type="simple">sum_value_of_month</text:a></text:p>
          </table:table-cell>
          <table:table-cell table:style-name="ce65" table:number-columns-repeated="4"/>
          <table:table-cell table:style-name="ce75" table:number-columns-repeated="1008"/>
        </table:table-row>
        <table:table-row table:style-name="ro6">
          <table:table-cell table:style-name="ce16" table:number-columns-repeated="2"/>
          <table:table-cell table:style-name="ce32" table:number-columns-repeated="2"/>
          <table:table-cell table:style-name="ce44"/>
          <table:table-cell table:style-name="ce55"/>
          <table:table-cell table:style-name="ce32"/>
          <table:table-cell table:style-name="ce66"/>
          <table:table-cell table:style-name="ce16" table:number-columns-repeated="6"/>
          <table:table-cell table:style-name="ce3" table:number-columns-repeated="1008"/>
        </table:table-row>
        <table:table-row table:style-name="ro13">
          <table:table-cell table:style-name="ce3" table:number-columns-repeated="2"/>
          <table:table-cell table:style-name="ce23" table:number-columns-repeated="2"/>
          <table:table-cell table:style-name="ce38"/>
          <table:table-cell table:style-name="ce48"/>
          <table:table-cell table:style-name="ce23"/>
          <table:table-cell table:style-name="ce58"/>
          <table:table-cell table:style-name="ce3" table:number-columns-repeated="1014"/>
        </table:table-row>
        <table:table-row table:style-name="ro13">
          <table:table-cell table:style-name="ce3" table:number-columns-repeated="2"/>
          <table:table-cell table:style-name="ce33" office:value-type="string" calcext:value-type="string">
            <text:p>Người lập</text:p>
          </table:table-cell>
          <table:table-cell table:style-name="ce33"/>
          <table:table-cell table:style-name="ce45"/>
          <table:table-cell table:style-name="ce48"/>
          <table:table-cell table:style-name="ce23"/>
          <table:table-cell table:style-name="ce58"/>
          <table:table-cell table:style-name="ce68" office:value-type="string" calcext:value-type="string">
            <text:p>Kế toán trưởng</text:p>
          </table:table-cell>
          <table:table-cell table:style-name="ce3" table:number-columns-repeated="1013"/>
        </table:table-row>
        <table:table-row table:style-name="ro13">
          <table:table-cell table:style-name="ce3" table:number-columns-repeated="2"/>
          <table:table-cell table:style-name="ce34" office:value-type="string" calcext:value-type="string">
            <text:p>(Ký và ghi rõ họ tên)</text:p>
          </table:table-cell>
          <table:table-cell table:style-name="ce34"/>
          <table:table-cell table:style-name="ce46"/>
          <table:table-cell table:style-name="ce48"/>
          <table:table-cell table:style-name="ce23"/>
          <table:table-cell table:style-name="ce58"/>
          <table:table-cell table:style-name="ce69" office:value-type="string" calcext:value-type="string">
            <text:p>(Ký và ghi rõ họ tên)</text:p>
          </table:table-cell>
          <table:table-cell table:style-name="ce3" table:number-columns-repeated="1013"/>
        </table:table-row>
        <table:table-row table:style-name="ro13" table:number-rows-repeated="7">
          <table:table-cell table:style-name="ce3" table:number-columns-repeated="2"/>
          <table:table-cell table:style-name="ce23" table:number-columns-repeated="2"/>
          <table:table-cell table:style-name="ce38"/>
          <table:table-cell table:style-name="ce48"/>
          <table:table-cell table:style-name="ce23"/>
          <table:table-cell table:style-name="ce58"/>
          <table:table-cell table:style-name="ce3" table:number-columns-repeated="1014"/>
        </table:table-row>
        <table:table-row table:style-name="ro13" table:number-rows-repeated="1048545">
          <table:table-cell table:number-columns-repeated="1022"/>
        </table:table-row>
        <table:table-row table:style-name="ro1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000" number:language="en" number:country="US">
      <number:number number:min-integer-digits="1"/>
    </number:number-style>
    <number:number-style style:name="N122">
      <number:number number:decimal-places="2" loext:min-decimal-places="2" number:min-integer-digits="1" number:grouping="true"/>
      <number:text> </number:text>
    </number:number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text> (</number:text>
      <number:number number:decimal-places="2" loext:min-decimal-places="2" number:min-integer-digits="1" number:grouping="true"/>
      <number:text>)</number:text>
    </number:number-style>
    <number:number-style style:name="N132">
      <number:text> -</number:text>
      <number:number number:decimal-places="0" loext:min-decimal-places="0" number:min-integer-digits="2"/>
      <number:text> </number:text>
    </number:number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loext:min-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loext:min-decimal-places="2" number:min-integer-digits="1" number:grouping="true"/>
      <number:text>   </number:text>
    </number:number-style>
    <number:number-style style:name="N162">
      <number:text>-</number:text>
      <number:number number:decimal-places="2" loext:min-decimal-places="2" number:min-integer-digits="1" number:grouping="true"/>
      <number:text>   </number:text>
    </number:number-style>
    <number:number-style style:name="N163">
      <number:text> -</number:text>
      <number:number number:decimal-places="0" loext:min-decimal-places="0" number:min-integer-digits="2"/>
      <number:text>   </number:text>
    </number:number-style>
    <number:number-style style:name="N164P0" style:volatile="true">
      <number:number number:decimal-places="2" loext:min-decimal-places="2" number:min-integer-digits="1" number:grouping="true"/>
      <number:text>   </number:text>
    </number:number-style>
    <number:number-style style:name="N16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64P2" style:volatile="true">
      <number:text> -</number:text>
      <number:number number:decimal-places="0" loext:min-decimal-places="0" number:min-integer-digits="2"/>
      <number:text>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loext:min-decimal-places="0" number:min-integer-digits="1"/>
      <number:text> </number:text>
    </number:number-style>
    <number:number-style style:name="N166">
      <number:text> (</number:text>
      <number:number number:decimal-places="0" loext:min-decimal-places="0" number:min-integer-digits="1"/>
      <number:text>)</number:text>
    </number:number-style>
    <number:number-style style:name="N167P0" style:volatile="true">
      <number:number number:decimal-places="0" loext:min-decimal-places="0" number:min-integer-digits="1"/>
      <number:text> </number:text>
    </number:number-style>
    <number:number-style style:name="N167P1" style:volatile="true">
      <number:text> (</number:text>
      <number:number number:decimal-places="0" loext:min-decimal-places="0" number:min-integer-digits="1"/>
      <number:text>)</number:text>
    </number:number-style>
    <number:number-style style:name="N167P2" style:volatile="true">
      <number:text> -</number:text>
      <number:number number:decimal-places="0" loext:min-decimal-places="0" number:min-integer-digits="2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number:number number:decimal-places="1" loext:min-decimal-places="1" number:min-integer-digits="1" number:grouping="true"/>
      <number:text> </number:text>
    </number:number-style>
    <number:number-style style:name="N17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0P2" style:volatile="true">
      <number:text> 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71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2P0" style:volatile="true">
      <number:number number:decimal-places="0" loext:min-decimal-places="0" number:min-integer-digits="1" number:grouping="true"/>
    </number:number-style>
    <number:number-style style:name="N172">
      <style:text-properties fo:color="#ff0000"/>
      <number:number number:decimal-places="0" loext:min-decimal-places="0" number:min-integer-digits="1" number:grouping="true"/>
      <style:map style:condition="value()&gt;=0" style:apply-style-name="N172P0"/>
    </number:number-style>
    <number:number-style style:name="N173" number:title="Người dụng định nghĩa">
      <number:text>(</number:text>
      <number:number number:decimal-places="0" loext:min-decimal-places="0" number:min-integer-digits="1" number:grouping="true"/>
      <number:text>)</number:text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1" loext:min-decimal-places="1" number:min-integer-digits="1" number:grouping="true"/>
    </number:number-style>
    <number:date-style style:name="N18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5">
      <number:text-content/>
      <style:map style:condition="value()&lt;=1.79769313486232E+308" style:apply-style-name="N185P0"/>
    </number:text-style>
    <number:number-style style:name="N186">
      <number:number number:decimal-places="0" loext:min-decimal-places="0" number:min-integer-digits="0" number:grouping="true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">
      <number:text>(-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90P2" style:volatile="true"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2" loext:min-decimal-places="2" number:min-integer-digits="1" number:grouping="true"/>
      <number:text> </number:text>
    </number:number-style>
    <number:number-style style:name="N192P1" style:volatile="true">
      <style:text-properties fo:color="#ff0000"/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number:text>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56P0"/>
    </number:number-style>
    <number:number-style style:name="N1015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7P0"/>
    </number:number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60P2" style:volatile="true" number:language="en" number:country="US">
      <number:text> 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en" number:country="US">
      <number:number number:decimal-places="0" loext:min-decimal-places="0" number:min-integer-digits="1" number:grouping="true"/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number:text>- </number:text>
    </number:number-style>
    <number:text-style style:name="N10163" number:language="en" number:country="US">
      <number:text-content/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number:number number:decimal-places="0" loext:min-decimal-places="0" number:min-integer-digits="1" number:grouping="true"/>
    </number:number-style>
    <number:number-style style:name="N10164P1" style:volatile="true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0164P2" style:volatile="true" number:language="en" number:country="US">
      <number:text>- </number:text>
    </number:number-style>
    <number:text-style style:name="N10164" number:language="en" number:country="US">
      <number:text-content/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23.75pt" fo:margin-bottom="25.91pt" fo:margin-left="43.2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12:53:34.822246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M_20_TSCD" style:display-name="PageStyle_DM TSC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print-date>2014-03-04T07:07:03</meta:print-date>
    <meta:creation-date>2014-03-04T06:47:50</meta:creation-date>
    <dc:date>2016-10-31T12:53:43.155092371</dc:date>
    <meta:generator>LibreOffice/5.1.4.2$Linux_X86_64 LibreOffice_project/10m0$Build-2</meta:generator>
    <meta:editing-duration>PT2H25M12S</meta:editing-duration>
    <meta:editing-cycles>117</meta:editing-cycles>
    <meta:document-statistic meta:table-count="1" meta:cell-count="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